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073e7e" officeooo:paragraph-rsid="00073e7e"/>
    </style:style>
    <style:style style:name="P2" style:family="paragraph" style:parent-style-name="Standard">
      <style:text-properties fo:font-size="18pt" fo:font-weight="bold" officeooo:rsid="00073e7e" officeooo:paragraph-rsid="00073e7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073e7e" officeooo:paragraph-rsid="00073e7e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08f1b6" officeooo:paragraph-rsid="0008f1b6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normal" officeooo:paragraph-rsid="00073e7e"/>
    </style:style>
    <style:style style:name="P6" style:family="paragraph" style:parent-style-name="Standard">
      <style:text-properties fo:font-size="20pt" style:text-underline-style="none" fo:font-weight="bold" officeooo:rsid="00073e7e" officeooo:paragraph-rsid="00073e7e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08f1b6" officeooo:paragraph-rsid="0008f1b6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5pt" fo:font-weight="bold" officeooo:paragraph-rsid="00073e7e" style:font-size-asian="15pt" style:font-size-complex="15pt"/>
    </style:style>
    <style:style style:name="P9" style:family="paragraph" style:parent-style-name="Standard">
      <style:text-properties fo:font-size="15pt" fo:font-weight="bold" officeooo:rsid="00073e7e" officeooo:paragraph-rsid="00073e7e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none" fo:font-weight="bold" officeooo:paragraph-rsid="00081020" style:font-size-asian="15pt" style:font-size-complex="15pt"/>
    </style:style>
    <style:style style:name="P11" style:family="paragraph" style:parent-style-name="Standard">
      <style:text-properties fo:font-size="15pt" style:text-underline-style="none" fo:font-weight="bold" officeooo:paragraph-rsid="0011a7b2" style:font-size-asian="15pt" style:font-size-complex="15pt"/>
    </style:style>
    <style:style style:name="P1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paragraph-rsid="00073e7e" style:font-size-asian="15pt" style:font-weight-asian="bold" style:font-size-complex="15pt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paragraph-rsid="000a0c98"/>
    </style:style>
    <style:style style:name="P1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rsid="000a0c98" officeooo:paragraph-rsid="000a0c98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rsid="000a0c98" officeooo:paragraph-rsid="000bd26b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rsid="000a0c98" officeooo:paragraph-rsid="000a0c98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bold" officeooo:rsid="000a0c98" officeooo:paragraph-rsid="000bd26b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81020" officeooo:paragraph-rsid="00081020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81020" officeooo:paragraph-rsid="0011a7b2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a0c98" officeooo:paragraph-rsid="000a0c98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06bea" officeooo:paragraph-rsid="00106bea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06bea" officeooo:paragraph-rsid="000cc320" style:font-size-asian="15pt" style:font-weight-asian="bold" style:font-size-complex="15pt" style:font-weight-complex="bold"/>
    </style:style>
    <style:style style:name="P2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bd26b" officeooo:paragraph-rsid="000bd26b" style:font-size-asian="15pt" style:font-weight-asian="bold" style:font-size-complex="15pt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3639" officeooo:paragraph-rsid="00123639" style:font-size-asian="15pt" style:font-weight-asian="bold" style:font-size-complex="15pt" style:font-weight-complex="bold"/>
    </style:style>
    <style:style style:name="P2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3639" officeooo:paragraph-rsid="0012eb53" style:font-size-asian="15pt" style:font-weight-asian="bold" style:font-size-complex="15pt" style:font-weight-complex="bold"/>
    </style:style>
    <style:style style:name="P2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eb53" officeooo:paragraph-rsid="0012eb53" style:font-size-asian="15pt" style:font-weight-asian="bold" style:font-size-complex="15pt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471b9" officeooo:paragraph-rsid="001471b9" style:font-size-asian="15pt" style:font-weight-asian="bold" style:font-size-complex="15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8f1b6" officeooo:paragraph-rsid="0008f1b6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8f1b6" officeooo:paragraph-rsid="0008f1b6" style:font-size-asian="13.1000003814697pt" style:font-weight-asian="normal" style:font-size-complex="15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8f1b6" officeooo:paragraph-rsid="000a0c98" style:font-size-asian="13.1000003814697pt" style:font-weight-asian="normal" style:font-size-complex="15pt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8f1b6" officeooo:paragraph-rsid="000b0932" style:font-size-asian="13.1000003814697pt" style:font-weight-asian="normal" style:font-size-complex="15pt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8f1b6" officeooo:paragraph-rsid="000bd26b" style:font-size-asian="13.1000003814697pt" style:font-weight-asian="normal" style:font-size-complex="15pt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8f1b6" style:font-size-asian="13.1000003814697pt" style:font-weight-asian="normal" style:font-size-complex="15pt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a0c98" style:font-size-asian="13.1000003814697pt" style:font-weight-asian="normal" style:font-size-complex="15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b0932" style:font-size-asian="13.1000003814697pt" style:font-weight-asian="normal" style:font-size-complex="15pt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bd26b" style:font-size-asian="13.1000003814697pt" style:font-weight-asian="normal" style:font-size-complex="15pt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12eb53" style:font-size-asian="13.1000003814697pt" style:font-weight-asian="normal" style:font-size-complex="15pt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1471b9" style:font-size-asian="13.1000003814697pt" style:font-weight-asian="normal" style:font-size-complex="15pt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bd26b" officeooo:paragraph-rsid="000bd26b" style:font-size-asian="13.1000003814697pt" style:font-weight-asian="normal" style:font-size-complex="15pt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cc320" officeooo:paragraph-rsid="000cc320" style:font-size-asian="13.1000003814697pt" style:font-weight-asian="normal" style:font-size-complex="15pt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06bea" style:font-size-asian="15pt" style:font-weight-asian="normal" style:font-size-complex="15pt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2eb53" style:font-size-asian="15pt" style:font-weight-asian="normal" style:font-size-complex="15pt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471b9" style:font-size-asian="15pt" style:font-weight-asian="normal" style:font-size-complex="15pt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a0c98" style:font-size-asian="15pt" style:font-weight-asian="normal" style:font-size-complex="15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0bd26b" style:font-size-asian="15pt" style:font-weight-asian="normal" style:font-size-complex="15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23639" officeooo:paragraph-rsid="0012eb53" style:font-size-asian="15pt" style:font-weight-asian="normal" style:font-size-complex="15pt" style:font-weight-complex="normal"/>
    </style:style>
    <style:style style:name="P4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2eb53" officeooo:paragraph-rsid="0012eb53" style:font-size-asian="15pt" style:font-weight-asian="normal" style:font-size-complex="15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bd26b" officeooo:paragraph-rsid="000bd26b" style:font-size-asian="20pt" style:font-weight-asian="normal" style:font-size-complex="20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73e7e" officeooo:paragraph-rsid="00073e7e" style:font-size-asian="15pt" style:font-weight-asian="normal" style:font-size-complex="15pt" style:font-weight-complex="normal"/>
    </style:style>
    <style:style style:name="P5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08f1b6"/>
    </style:style>
    <style:style style:name="P5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0a0c98"/>
    </style:style>
    <style:style style:name="P5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0a0c98"/>
    </style:style>
    <style:style style:name="P5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0b0932"/>
    </style:style>
    <style:style style:name="P5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0bd26b"/>
    </style:style>
    <style:style style:name="P5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12eb53"/>
    </style:style>
    <style:style style:name="P5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1471b9"/>
    </style:style>
    <style:style style:name="P5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0b0932"/>
    </style:style>
    <style:style style:name="P5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0bd26b"/>
    </style:style>
    <style:style style:name="P5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123639"/>
    </style:style>
    <style:style style:name="P6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solid" style:text-underline-width="auto" style:text-underline-color="font-color" fo:font-weight="normal" officeooo:rsid="0011a7b2" officeooo:paragraph-rsid="0011a7b2" style:font-size-asian="15pt" style:font-weight-asian="bold" style:font-size-complex="15pt" style:font-weight-complex="bold"/>
    </style:style>
    <style:style style:name="P6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solid" style:text-underline-width="auto" style:text-underline-color="font-color" fo:font-weight="bold" officeooo:rsid="00123639" officeooo:paragraph-rsid="00123639" style:font-size-asian="15pt" style:font-weight-asian="bold" style:font-size-complex="15pt" style:font-weight-complex="bold"/>
    </style:style>
    <style:style style:name="P62" style:family="paragraph" style:parent-style-name="Standard">
      <style:text-properties fo:font-variant="normal" fo:text-transform="none" fo:color="#000000" loext:opacity="100%" style:font-name="system-ui" fo:font-size="16pt" fo:letter-spacing="normal" fo:font-style="normal" fo:font-weight="normal" officeooo:paragraph-rsid="00073e7e" style:font-size-asian="16pt" style:font-size-complex="16pt"/>
    </style:style>
    <style:style style:name="P63" style:family="paragraph" style:parent-style-name="Standard">
      <style:text-properties fo:font-variant="normal" fo:text-transform="none" fo:color="#000000" loext:opacity="100%" style:font-name="system-ui" fo:font-size="16pt" fo:letter-spacing="normal" fo:font-style="normal" fo:font-weight="normal" officeooo:rsid="00073e7e" officeooo:paragraph-rsid="00073e7e" style:font-size-asian="16pt" style:font-size-complex="16pt"/>
    </style:style>
    <style:style style:name="P64" style:family="paragraph" style:parent-style-name="Standard">
      <style:text-properties fo:font-variant="normal" fo:text-transform="none" fo:color="#000000" loext:opacity="100%" style:font-name="system-ui" fo:font-size="16pt" fo:letter-spacing="normal" fo:font-style="normal" fo:font-weight="bold" officeooo:rsid="00073e7e" officeooo:paragraph-rsid="00073e7e" style:font-size-asian="16pt" style:font-weight-asian="bold" style:font-size-complex="16pt" style:font-weight-complex="bold"/>
    </style:style>
    <style:style style:name="P65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73e7e" officeooo:paragraph-rsid="00073e7e" style:font-size-asian="20pt" style:font-weight-asian="bold" style:font-size-complex="20pt" style:font-weight-complex="bold"/>
    </style:style>
    <style:style style:name="P66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1020" officeooo:paragraph-rsid="00081020" style:font-size-asian="20pt" style:font-weight-asian="bold" style:font-size-complex="20pt" style:font-weight-complex="bold"/>
    </style:style>
    <style:style style:name="P67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1020" officeooo:paragraph-rsid="0011a7b2" style:font-size-asian="20pt" style:font-weight-asian="bold" style:font-size-complex="20pt" style:font-weight-complex="bold"/>
    </style:style>
    <style:style style:name="P68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f1b6" officeooo:paragraph-rsid="0008f1b6" style:font-size-asian="20pt" style:font-weight-asian="bold" style:font-size-complex="20pt" style:font-weight-complex="bold"/>
    </style:style>
    <style:style style:name="P69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cc320" officeooo:paragraph-rsid="000cc320" style:font-size-asian="20pt" style:font-weight-asian="bold" style:font-size-complex="20pt" style:font-weight-complex="bold"/>
    </style:style>
    <style:style style:name="P70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11a7b2" officeooo:paragraph-rsid="0011a7b2" style:font-size-asian="20pt" style:font-weight-asian="bold" style:font-size-complex="20pt" style:font-weight-complex="bold"/>
    </style:style>
    <style:style style:name="P71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none" fo:font-weight="bold" officeooo:rsid="0008f1b6" officeooo:paragraph-rsid="0008f1b6" style:font-size-asian="20pt" style:font-weight-asian="bold" style:font-size-complex="20pt" style:font-weight-complex="bold"/>
    </style:style>
    <style:style style:name="P72" style:family="paragraph" style:parent-style-name="Standard">
      <style:text-properties fo:font-variant="normal" fo:text-transform="none" fo:color="#000000" loext:opacity="100%" style:font-name="system-ui" fo:font-size="20pt" fo:letter-spacing="normal" fo:font-style="normal" style:text-underline-style="none" fo:font-weight="normal" officeooo:rsid="0011a7b2" officeooo:paragraph-rsid="0011a7b2" style:font-size-asian="20pt" style:font-weight-asian="normal" style:font-size-complex="20pt" style:font-weight-complex="normal"/>
    </style:style>
    <style:style style:name="P73" style:family="paragraph" style:parent-style-name="Standard">
      <style:text-properties fo:font-variant="normal" fo:text-transform="none" fo:color="#000000" loext:opacity="100%" style:font-name="system-ui" fo:font-size="14pt" fo:letter-spacing="normal" fo:font-style="normal" style:text-underline-style="none" fo:font-weight="normal" officeooo:rsid="00073e7e" officeooo:paragraph-rsid="00073e7e" style:font-size-asian="14pt" style:font-weight-asian="normal" style:font-size-complex="14pt" style:font-weight-complex="normal"/>
    </style:style>
    <style:style style:name="P74" style:family="paragraph" style:parent-style-name="Standard">
      <style:text-properties fo:font-size="14pt" style:text-underline-style="none" fo:font-weight="normal" officeooo:paragraph-rsid="00073e7e" style:font-size-asian="14pt" style:font-weight-asian="normal" style:font-size-complex="14pt" style:font-weight-complex="normal"/>
    </style:style>
    <style:style style:name="P75" style:family="paragraph" style:parent-style-name="Standard">
      <style:text-properties fo:font-size="14pt" style:text-underline-style="none" fo:font-weight="normal" officeooo:rsid="00081020" officeooo:paragraph-rsid="00081020" style:font-size-asian="14pt" style:font-weight-asian="normal" style:font-size-complex="14pt" style:font-weight-complex="normal"/>
    </style:style>
    <style:style style:name="P76" style:family="paragraph" style:parent-style-name="Standard">
      <style:text-properties fo:font-size="14pt" style:text-underline-style="none" fo:font-weight="normal" officeooo:rsid="00081020" officeooo:paragraph-rsid="0011a7b2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style:font-name="system-ui" fo:font-size="15pt" fo:font-weight="normal" officeooo:paragraph-rsid="0012eb53"/>
    </style:style>
    <style:style style:name="P78" style:family="paragraph" style:parent-style-name="Standard" style:list-style-name="List_20_1">
      <style:text-properties fo:font-size="24pt" style:text-underline-style="none" fo:font-weight="bold" officeooo:rsid="00073e7e" officeooo:paragraph-rsid="00073e7e" style:font-size-asian="24pt" style:font-weight-asian="bold" style:font-size-complex="24pt" style:font-weight-complex="bold"/>
    </style:style>
    <style:style style:name="P7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081020" officeooo:paragraph-rsid="0011a7b2" style:font-size-asian="15pt" style:font-weight-asian="bold" style:font-size-complex="15pt" style:font-weight-complex="bold"/>
    </style:style>
    <style:style style:name="P8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3639" officeooo:paragraph-rsid="00123639" style:font-size-asian="15pt" style:font-weight-asian="bold" style:font-size-complex="15pt" style:font-weight-complex="bold"/>
    </style:style>
    <style:style style:name="P8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3639" officeooo:paragraph-rsid="0016cbd5" style:font-size-asian="15pt" style:font-weight-asian="bold" style:font-size-complex="15pt" style:font-weight-complex="bold"/>
    </style:style>
    <style:style style:name="P8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3639" officeooo:paragraph-rsid="00106bea" style:font-size-asian="15pt" style:font-weight-asian="bold" style:font-size-complex="15pt" style:font-weight-complex="bold"/>
    </style:style>
    <style:style style:name="P8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eb53" officeooo:paragraph-rsid="0012eb53" style:font-size-asian="15pt" style:font-weight-asian="bold" style:font-size-complex="15pt" style:font-weight-complex="bold"/>
    </style:style>
    <style:style style:name="P8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2eb53" officeooo:paragraph-rsid="0016cbd5" style:font-size-asian="15pt" style:font-weight-asian="bold" style:font-size-complex="15pt" style:font-weight-complex="bold"/>
    </style:style>
    <style:style style:name="P8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471b9" officeooo:paragraph-rsid="0016cbd5" style:font-size-asian="15pt" style:font-weight-asian="bold" style:font-size-complex="15pt" style:font-weight-complex="bold"/>
    </style:style>
    <style:style style:name="P8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6cbd5" officeooo:paragraph-rsid="0016cbd5" style:font-size-asian="15pt" style:font-weight-asian="bold" style:font-size-complex="15pt" style:font-weight-complex="bold"/>
    </style:style>
    <style:style style:name="P8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bold" officeooo:rsid="00183224" officeooo:paragraph-rsid="00183224" style:font-size-asian="13.1000003814697pt" style:font-weight-asian="bold" style:font-size-complex="15pt" style:font-weight-complex="bold"/>
    </style:style>
    <style:style style:name="P8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cc320" officeooo:paragraph-rsid="0012eb53" fo:background-color="#ffffff" style:font-size-asian="15pt" style:font-weight-asian="normal" style:font-size-complex="15pt" style:font-weight-complex="normal"/>
    </style:style>
    <style:style style:name="P8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2eb53" officeooo:paragraph-rsid="0012eb53" fo:background-color="#ffffff" style:font-size-asian="15pt" style:font-weight-asian="normal" style:font-size-complex="15pt" style:font-weight-complex="normal"/>
    </style:style>
    <style:style style:name="P9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23639" officeooo:paragraph-rsid="00123639" style:font-size-asian="15pt" style:font-weight-asian="normal" style:font-size-complex="15pt" style:font-weight-complex="normal"/>
    </style:style>
    <style:style style:name="P9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23639" officeooo:paragraph-rsid="0016cbd5" style:font-size-asian="15pt" style:font-weight-asian="normal" style:font-size-complex="15pt" style:font-weight-complex="normal"/>
    </style:style>
    <style:style style:name="P9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06bea" style:font-size-asian="15pt" style:font-weight-asian="normal" style:font-size-complex="15pt" style:font-weight-complex="normal"/>
    </style:style>
    <style:style style:name="P9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6cbd5" style:font-size-asian="15pt" style:font-weight-asian="normal" style:font-size-complex="15pt" style:font-weight-complex="normal"/>
    </style:style>
    <style:style style:name="P9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06bea" officeooo:paragraph-rsid="00195054" style:font-size-asian="15pt" style:font-weight-asian="normal" style:font-size-complex="15pt" style:font-weight-complex="normal"/>
    </style:style>
    <style:style style:name="P9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2eb53" officeooo:paragraph-rsid="0012eb53" style:font-size-asian="15pt" style:font-weight-asian="normal" style:font-size-complex="15pt" style:font-weight-complex="normal"/>
    </style:style>
    <style:style style:name="P9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2eb53" officeooo:paragraph-rsid="0016cbd5" style:font-size-asian="15pt" style:font-weight-asian="normal" style:font-size-complex="15pt" style:font-weight-complex="normal"/>
    </style:style>
    <style:style style:name="P9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16cbd5" style:font-size-asian="13.1000003814697pt" style:font-weight-asian="normal" style:font-size-complex="15pt" style:font-weight-complex="normal"/>
    </style:style>
    <style:style style:name="P9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a0c98" officeooo:paragraph-rsid="00195054" style:font-size-asian="13.1000003814697pt" style:font-weight-asian="normal" style:font-size-complex="15pt" style:font-weight-complex="normal"/>
    </style:style>
    <style:style style:name="P9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6cbd5" officeooo:paragraph-rsid="0016cbd5" style:font-size-asian="13.1000003814697pt" style:font-weight-asian="normal" style:font-size-complex="15pt" style:font-weight-complex="normal"/>
    </style:style>
    <style:style style:name="P10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183224" officeooo:paragraph-rsid="00183224" style:font-size-asian="13.1000003814697pt" style:font-weight-asian="normal" style:font-size-complex="15pt" style:font-weight-complex="normal"/>
    </style:style>
    <style:style style:name="P101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style:text-underline-style="none" fo:font-weight="normal" officeooo:rsid="000cc320" officeooo:paragraph-rsid="000cc320" style:font-size-asian="13.1000003814697pt" style:font-weight-asian="normal" style:font-size-complex="15pt" style:font-weight-complex="normal"/>
    </style:style>
    <style:style style:name="P102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123639" style:font-size-asian="15pt" style:font-size-complex="15pt"/>
    </style:style>
    <style:style style:name="P103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123639" officeooo:paragraph-rsid="00123639" style:font-size-asian="15pt" style:font-size-complex="15pt"/>
    </style:style>
    <style:style style:name="P104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123639" officeooo:paragraph-rsid="0012eb53" style:font-size-asian="15pt" style:font-size-complex="15pt"/>
    </style:style>
    <style:style style:name="P105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123639" style:font-size-asian="15pt" style:font-weight-asian="normal" style:font-size-complex="15pt" style:font-weight-complex="normal"/>
    </style:style>
    <style:style style:name="P106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123639" officeooo:paragraph-rsid="00123639" style:font-size-asian="15pt" style:font-weight-asian="normal" style:font-size-complex="15pt" style:font-weight-complex="normal"/>
    </style:style>
    <style:style style:name="P107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16cbd5"/>
    </style:style>
    <style:style style:name="P108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rsid="000a0c98" officeooo:paragraph-rsid="00195054"/>
    </style:style>
    <style:style style:name="P109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183224"/>
    </style:style>
    <style:style style:name="P110" style:family="paragraph" style:parent-style-name="Standard">
      <style:text-properties fo:font-variant="normal" fo:text-transform="none" fo:color="#000000" loext:opacity="100%" style:font-name="system-ui" fo:font-size="15pt" fo:letter-spacing="normal" fo:font-style="normal" fo:font-weight="normal" officeooo:paragraph-rsid="00195054"/>
    </style:style>
    <style:style style:name="P111" style:family="paragraph" style:parent-style-name="Standard" style:list-style-name="L1">
      <style:text-properties fo:font-variant="normal" fo:text-transform="none" fo:color="#000000" loext:opacity="100%" style:font-name="system-ui" fo:font-size="20pt" fo:letter-spacing="normal" fo:font-style="normal" style:text-underline-style="solid" style:text-underline-width="auto" style:text-underline-color="font-color" fo:font-weight="bold" officeooo:rsid="0008f1b6" officeooo:paragraph-rsid="0008f1b6" style:font-size-asian="20pt" style:font-weight-asian="bold" style:font-size-complex="20pt" style:font-weight-complex="bold"/>
    </style:style>
    <style:style style:name="P112" style:family="paragraph" style:parent-style-name="Standard">
      <style:text-properties fo:font-variant="normal" fo:text-transform="none" fo:color="#000000" loext:opacity="100%" style:font-name="system-ui" fo:font-size="16pt" fo:letter-spacing="normal" fo:font-style="normal" style:text-underline-style="none" fo:font-weight="normal" officeooo:rsid="00195054" officeooo:paragraph-rsid="00195054" style:font-size-asian="14pt" style:font-weight-asian="normal" style:font-size-complex="16pt" style:font-weight-complex="normal"/>
    </style:style>
    <style:style style:name="P113" style:family="paragraph" style:parent-style-name="Standard">
      <style:text-properties fo:font-variant="normal" fo:text-transform="none" fo:color="#000000" loext:opacity="100%" style:font-name="system-ui" fo:font-size="16pt" fo:letter-spacing="normal" fo:font-style="normal" style:text-underline-style="none" fo:font-weight="bold" officeooo:rsid="00195054" officeooo:paragraph-rsid="00195054" style:font-size-asian="14pt" style:font-weight-asian="bold" style:font-size-complex="16pt" style:font-weight-complex="bold"/>
    </style:style>
    <style:style style:name="P114" style:family="paragraph" style:parent-style-name="Standard">
      <style:text-properties fo:font-variant="normal" fo:text-transform="none" fo:color="#cccccc" loext:opacity="100%" style:font-name="system-ui" fo:font-size="9.75pt" fo:letter-spacing="normal" fo:font-style="normal" style:text-underline-style="none" fo:font-weight="normal" officeooo:rsid="000cc320" officeooo:paragraph-rsid="000cc320" style:font-size-asian="13.1000003814697pt" style:font-weight-asian="normal" style:font-size-complex="15pt" style:font-weight-complex="normal"/>
    </style:style>
    <style:style style:name="P115" style:family="paragraph" style:parent-style-name="Standard">
      <style:text-properties fo:font-variant="normal" fo:text-transform="none" fo:color="#ff0000" loext:opacity="100%" style:font-name="system-ui" fo:font-size="15pt" fo:letter-spacing="normal" fo:font-style="normal" style:text-underline-style="solid" style:text-underline-width="auto" style:text-underline-color="font-color" fo:font-weight="bold" officeooo:rsid="00183224" officeooo:paragraph-rsid="00183224" style:font-size-asian="13.1000003814697pt" style:font-weight-asian="bold" style:font-size-complex="15pt" style:font-weight-complex="bold"/>
    </style:style>
    <style:style style:name="P116" style:family="paragraph" style:parent-style-name="Standard">
      <style:text-properties fo:color="#000000" loext:opacity="100%" style:font-name="system-ui" fo:font-size="15pt" fo:font-weight="normal" officeooo:paragraph-rsid="0016cbd5"/>
    </style:style>
    <style:style style:name="T1" style:family="text">
      <style:text-properties fo:font-variant="normal" fo:text-transform="none" fo:color="#000000" loext:opacity="100%" style:font-name="system-ui" fo:letter-spacing="normal" fo:font-style="normal"/>
    </style:style>
    <style:style style:name="T2" style:family="text">
      <style:text-properties fo:font-variant="normal" fo:text-transform="none" fo:color="#000000" loext:opacity="100%" style:font-name="system-ui" fo:letter-spacing="normal" fo:font-style="normal" style:font-weight-asian="bold" style:font-weight-complex="bold"/>
    </style:style>
    <style:style style:name="T3" style:family="text">
      <style:text-properties fo:font-variant="normal" fo:text-transform="none" fo:color="#000000" loext:opacity="100%" style:font-name="system-ui" fo:letter-spacing="normal" fo:font-style="normal" officeooo:rsid="00081020" style:font-weight-asian="bold" style:font-weight-complex="bold"/>
    </style:style>
    <style:style style:name="T4" style:family="text">
      <style:text-properties fo:font-variant="normal" fo:text-transform="none" fo:color="#000000" loext:opacity="100%" style:font-name="system-ui" fo:letter-spacing="normal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loext:opacity="100%" style:font-name="system-ui" fo:letter-spacing="normal" fo:font-style="normal" fo:font-weight="normal" officeooo:rsid="00081020" style:font-weight-asian="bold" style:font-weight-complex="bold"/>
    </style:style>
    <style:style style:name="T6" style:family="text">
      <style:text-properties fo:font-variant="normal" fo:text-transform="none" fo:color="#000000" loext:opacity="100%" style:font-name="system-ui" fo:letter-spacing="normal" fo:font-style="normal" officeooo:rsid="00073e7e"/>
    </style:style>
    <style:style style:name="T7" style:family="text">
      <style:text-properties fo:font-variant="normal" fo:text-transform="none" fo:color="#000000" loext:opacity="100%" style:font-name="system-ui" fo:font-size="16pt" fo:letter-spacing="normal" fo:font-style="normal" style:font-size-asian="16pt" style:font-size-complex="16pt"/>
    </style:style>
    <style:style style:name="T8" style:family="text">
      <style:text-properties fo:font-variant="normal" fo:text-transform="none" fo:letter-spacing="normal" fo:font-style="normal" style:text-underline-style="none" officeooo:rsid="0012eb53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style:font-name="Droid Sans Mono" fo:font-size="16pt" fo:letter-spacing="normal" fo:font-style="normal" style:text-underline-style="none" officeooo:rsid="001471b9" fo:background-color="#ffffff" loext:char-shading-value="0" style:font-size-asian="16pt" style:font-weight-asian="normal" style:font-size-complex="16pt" style:font-weight-complex="normal"/>
    </style:style>
    <style:style style:name="T10" style:family="text">
      <style:text-properties officeooo:rsid="00073e7e" style:font-weight-asian="bold" style:font-weight-complex="bold"/>
    </style:style>
    <style:style style:name="T11" style:family="text">
      <style:text-properties style:text-underline-style="none" officeooo:rsid="00073e7e" style:font-size-asian="20pt" style:font-weight-asian="normal" style:font-size-complex="20pt" style:font-weight-complex="normal"/>
    </style:style>
    <style:style style:name="T12" style:family="text">
      <style:text-properties style:text-underline-style="none" fo:font-weight="bold" officeooo:rsid="0008f1b6" style:font-size-asian="13.1000003814697pt" style:font-weight-asian="bold" style:font-size-complex="15pt" style:font-weight-complex="bold"/>
    </style:style>
    <style:style style:name="T13" style:family="text">
      <style:text-properties style:text-underline-style="none" style:font-size-asian="13.1000003814697pt" style:font-weight-asian="normal" style:font-size-complex="15pt" style:font-weight-complex="normal"/>
    </style:style>
    <style:style style:name="T14" style:family="text">
      <style:text-properties style:text-underline-style="none" officeooo:rsid="0008f1b6" style:font-size-asian="13.1000003814697pt" style:font-weight-asian="normal" style:font-size-complex="15pt" style:font-weight-complex="normal"/>
    </style:style>
    <style:style style:name="T15" style:family="text">
      <style:text-properties style:text-underline-style="none" officeooo:rsid="000a0c98" style:font-size-asian="13.1000003814697pt" style:font-weight-asian="normal" style:font-size-complex="15pt" style:font-weight-complex="normal"/>
    </style:style>
    <style:style style:name="T16" style:family="text">
      <style:text-properties style:text-underline-style="none" officeooo:rsid="000b0932" style:font-size-asian="13.1000003814697pt" style:font-weight-asian="normal" style:font-size-complex="15pt" style:font-weight-complex="normal"/>
    </style:style>
    <style:style style:name="T17" style:family="text">
      <style:text-properties style:text-underline-style="none" officeooo:rsid="000bd26b" style:font-size-asian="13.1000003814697pt" style:font-weight-asian="normal" style:font-size-complex="15pt" style:font-weight-complex="normal"/>
    </style:style>
    <style:style style:name="T18" style:family="text">
      <style:text-properties style:text-underline-style="none" officeooo:rsid="00183224" style:font-size-asian="13.1000003814697pt" style:font-weight-asian="normal" style:font-size-complex="15pt" style:font-weight-complex="normal"/>
    </style:style>
    <style:style style:name="T19" style:family="text">
      <style:text-properties style:text-underline-style="none" officeooo:rsid="000a0c98" style:font-size-asian="15pt" style:font-weight-asian="bold" style:font-size-complex="15pt" style:font-weight-complex="bold"/>
    </style:style>
    <style:style style:name="T20" style:family="text">
      <style:text-properties style:text-underline-style="none" officeooo:rsid="000bd26b" style:font-size-asian="15pt" style:font-weight-asian="bold" style:font-size-complex="15pt" style:font-weight-complex="bold"/>
    </style:style>
    <style:style style:name="T21" style:family="text">
      <style:text-properties style:text-underline-style="none" style:font-size-asian="15pt" style:font-size-complex="15pt"/>
    </style:style>
    <style:style style:name="T22" style:family="text">
      <style:text-properties style:text-underline-style="none" officeooo:rsid="000b0932" style:font-size-asian="15pt" style:font-size-complex="15pt"/>
    </style:style>
    <style:style style:name="T23" style:family="text">
      <style:text-properties style:text-underline-style="none" officeooo:rsid="000bd26b" style:font-size-asian="15pt" style:font-size-complex="15pt"/>
    </style:style>
    <style:style style:name="T24" style:family="text">
      <style:text-properties style:text-underline-style="none" officeooo:rsid="00123639" style:font-size-asian="15pt" style:font-weight-asian="normal" style:font-size-complex="15pt" style:font-weight-complex="normal"/>
    </style:style>
    <style:style style:name="T25" style:family="text">
      <style:text-properties style:text-underline-style="none" fo:font-weight="normal" officeooo:rsid="000a0c98" style:font-size-asian="15pt" style:font-weight-asian="normal" style:font-size-complex="15pt" style:font-weight-complex="normal"/>
    </style:style>
    <style:style style:name="T26" style:family="text">
      <style:text-properties style:text-underline-style="none" fo:font-weight="normal" style:font-size-asian="15pt" style:font-size-complex="15pt"/>
    </style:style>
    <style:style style:name="T27" style:family="text">
      <style:text-properties style:text-underline-style="none" fo:font-weight="normal" officeooo:rsid="000bd26b" style:font-size-asian="15pt" style:font-size-complex="15pt"/>
    </style:style>
    <style:style style:name="T28" style:family="text">
      <style:text-properties style:text-underline-style="none" fo:font-weight="normal" fo:background-color="#ffffff" loext:char-shading-value="0" style:font-size-asian="15pt" style:font-size-complex="15pt"/>
    </style:style>
    <style:style style:name="T29" style:family="text">
      <style:text-properties style:text-underline-style="none" fo:font-weight="normal" officeooo:rsid="000bd26b" fo:background-color="#ffffff" loext:char-shading-value="0" style:font-size-asian="15pt" style:font-size-complex="15pt"/>
    </style:style>
    <style:style style:name="T30" style:family="text">
      <style:text-properties officeooo:rsid="0008f1b6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fo:background-color="#ffffff" loext:char-shading-value="0" style:font-size-asian="15pt" style:font-weight-asian="normal" style:font-size-complex="15pt" style:font-weight-complex="normal"/>
    </style:style>
    <style:style style:name="T33" style:family="text">
      <style:text-properties style:font-size-asian="15pt" style:font-size-complex="15pt"/>
    </style:style>
    <style:style style:name="T34" style:family="text">
      <style:text-properties officeooo:rsid="000a0c98" style:font-size-asian="15pt" style:font-size-complex="15pt"/>
    </style:style>
    <style:style style:name="T35" style:family="text">
      <style:text-properties style:font-size-asian="15pt" style:font-weight-asian="normal" style:font-size-complex="15pt" style:font-weight-complex="normal"/>
    </style:style>
    <style:style style:name="T36" style:family="text">
      <style:text-properties officeooo:rsid="000a0c98"/>
    </style:style>
    <style:style style:name="T37" style:family="text">
      <style:text-properties style:font-size-asian="13.1000003814697pt" style:font-size-complex="15pt"/>
    </style:style>
    <style:style style:name="T38" style:family="text">
      <style:text-properties officeooo:rsid="0008f1b6" style:font-size-asian="13.1000003814697pt" style:font-size-complex="15pt"/>
    </style:style>
    <style:style style:name="T39" style:family="text">
      <style:text-properties officeooo:rsid="000a0c98" style:font-size-asian="13.1000003814697pt"/>
    </style:style>
    <style:style style:name="T40" style:family="text">
      <style:text-properties fo:color="#333333" loext:opacity="100%" style:font-size-asian="15pt" style:font-weight-asian="normal" style:font-size-complex="15pt" style:font-weight-complex="normal"/>
    </style:style>
    <style:style style:name="T41" style:family="text">
      <style:text-properties officeooo:rsid="0012eb53"/>
    </style:style>
    <style:style style:name="T42" style:family="text">
      <style:text-properties fo:background-color="#ffffff" loext:char-shading-value="0"/>
    </style:style>
    <style:style style:name="T43" style:family="text">
      <style:text-properties officeooo:rsid="000cc320" fo:background-color="#ffffff" loext:char-shading-value="0"/>
    </style:style>
    <style:style style:name="T44" style:family="text">
      <style:text-properties style:font-name="Droid Sans Mono" fo:background-color="#ffffff" loext:char-shading-value="0" style:font-size-asian="15pt" style:font-size-complex="15pt"/>
    </style:style>
    <style:style style:name="T45" style:family="text">
      <style:text-properties style:font-name="Droid Sans Mono" officeooo:rsid="001471b9" fo:background-color="#ffffff" loext:char-shading-value="0" style:font-size-asian="15pt" style:font-size-complex="15pt"/>
    </style:style>
    <style:style style:name="T46" style:family="text">
      <style:text-properties officeooo:rsid="0016cbd5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16pt" officeooo:rsid="00195054" style:font-size-asian="16pt" style:font-size-complex="16pt"/>
    </style:style>
    <style:style style:name="T49" style:family="text">
      <style:text-properties style:font-size-asian="16pt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BASEURL = “ server i<text:span text:style-name="T36">p</text:span>: port/foodapp/’’</text:p>
      <text:p text:style-name="P2"/>
      <text:list xml:id="list3416728784" text:style-name="List_20_1">
        <text:list-item>
          <text:p text:style-name="P78"><text:s text:c="2"/>Auth Ap<text:span text:style-name="T30">i</text:span></text:p>
        </text:list-item>
      </text:list>
      <text:p text:style-name="P2"/>
      <text:p text:style-name="P6">Register API </text:p>
      <text:p text:style-name="P4">POST</text:p>
      <text:p text:style-name="P4"/>
      <text:p text:style-name="P8"><text:span text:style-name="T10">end point <text:s/>= <text:s text:c="2"/></text:span><text:span text:style-name="T2">auth/register/</text:span></text:p>
      <text:p text:style-name="P12"/>
      <text:p text:style-name="P49">request body <text:s text:c="2"/>(all fields are required)</text:p>
      <text:p text:style-name="P49">{</text:p>
      <text:p text:style-name="P49"><text:s text:c="2"/>"email":"ali12@gmail.com",</text:p>
      <text:p text:style-name="P49"><text:s text:c="2"/>"password":"123",</text:p>
      <text:p text:style-name="P49"><text:s text:c="2"/>"first_name":"ali",</text:p>
      <text:p text:style-name="P49"><text:s text:c="2"/>"last_name":"umar",</text:p>
      <text:p text:style-name="P49"><text:s text:c="2"/>"is_staff":true</text:p>
      <text:p text:style-name="P49">}</text:p>
      <text:p text:style-name="P2"/>
      <text:p text:style-name="P9">Response Body</text:p>
      <text:p text:style-name="P9"><text:s text:c="3"/>{</text:p>
      <text:p text:style-name="P9"><text:s text:c="2"/>"token": "d47e9699677a058d0ff53f5aeb2526c1a413381e",</text:p>
      <text:p text:style-name="P9"><text:s text:c="2"/>"respose": "Register Successfully"</text:p>
      <text:p text:style-name="P9"><text:s text:c="2"/>}</text:p>
      <text:p text:style-name="P9"/>
      <text:p text:style-name="P1"/>
      <text:p text:style-name="P1"/>
      <text:p text:style-name="P3">Login Api</text:p>
      <text:p text:style-name="P3"><text:s/><text:span text:style-name="T30">POST</text:span></text:p>
      <text:p text:style-name="P3"/>
      <text:p text:style-name="P5"><text:span text:style-name="T11">end point = </text:span><text:span text:style-name="T7">auth/login/</text:span></text:p>
      <text:p text:style-name="P62"/>
      <text:p text:style-name="P64">request body <text:s text:c="2"/>(all fields are required)</text:p>
      <text:p text:style-name="P62">{</text:p>
      <text:p text:style-name="P62"><text:s text:c="2"/>"email":"ali123@gmail.com",</text:p>
      <text:p text:style-name="P62"><text:s text:c="2"/>"password":"123"</text:p>
      <text:p text:style-name="P62"><text:s text:c="2"/></text:p>
      <text:p text:style-name="P62"><text:soft-page-break/>}</text:p>
      <text:p text:style-name="P62"/>
      <text:p text:style-name="P63"/>
      <text:p text:style-name="P63"/>
      <text:p text:style-name="P63"/>
      <text:p text:style-name="P63"/>
      <text:p text:style-name="P63">response body</text:p>
      <text:p text:style-name="P63"/>
      <text:p text:style-name="P63">{</text:p>
      <text:p text:style-name="P63"><text:s text:c="2"/>"email": "ali123@gmail.com",</text:p>
      <text:p text:style-name="P63"><text:s text:c="2"/>"token": <text:s/></text:p>
      <text:p text:style-name="P63"><text:s text:c="2"/>"0855657eb1c572816a56f718d4bbf1e4488b0c4d",</text:p>
      <text:p text:style-name="P63"><text:s text:c="2"/>"is_staff": true,</text:p>
      <text:p text:style-name="P63"><text:s text:c="2"/>"is_superuser": false,</text:p>
      <text:p text:style-name="P63"><text:s text:c="2"/>"response": "login successfully"</text:p>
      <text:p text:style-name="P63">}</text:p>
      <text:p text:style-name="P63"/>
      <text:p text:style-name="P63"/>
      <text:p text:style-name="P65">LogOut api</text:p>
      <text:p text:style-name="P68">GET</text:p>
      <text:p text:style-name="P68"/>
      <text:p text:style-name="P74"><text:span text:style-name="T6">end point = </text:span><text:span text:style-name="T1">auth/logout/</text:span></text:p>
      <text:p text:style-name="P73"/>
      <text:p text:style-name="P75"><text:span text:style-name="T6">b</text:span><text:span text:style-name="T1">ody = {</text:span><text:span text:style-name="T4">}</text:span></text:p>
      <text:p text:style-name="P66"/>
      <text:p text:style-name="P18">header = {</text:p>
      <text:p text:style-name="P10"><text:span text:style-name="T3"><text:s text:c="2"/>“Authorization”: “</text:span><text:span text:style-name="T5">token 0855657eb1c572816a56f718d4bbf1e4488b0c4d</text:span><text:span text:style-name="T3">” </text:span></text:p>
      <text:p text:style-name="P18">}</text:p>
      <text:p text:style-name="P66"/>
      <text:p text:style-name="P66"/>
      <text:p text:style-name="P70">UserDetail Api</text:p>
      <text:p text:style-name="P70">GET</text:p>
      <text:p text:style-name="P70"/>
      <text:p text:style-name="P60">endpoint = auth/userDetail/</text:p>
      <text:p text:style-name="P68"/>
      <text:p text:style-name="P68"/>
      <text:p text:style-name="P76"><text:soft-page-break/><text:span text:style-name="T6">b</text:span><text:span text:style-name="T1">ody = {</text:span><text:span text:style-name="T4">}</text:span></text:p>
      <text:p text:style-name="P67"/>
      <text:p text:style-name="P19">header = {</text:p>
      <text:p text:style-name="P11"><text:span text:style-name="T3"><text:s text:c="2"/>“Authorization”: “</text:span><text:span text:style-name="T5">token 0855657eb1c572816a56f718d4bbf1e4488b0c4d</text:span><text:span text:style-name="T3">” </text:span></text:p>
      <text:p text:style-name="P19"/>
      <text:p text:style-name="P19">}</text:p>
      <text:p text:style-name="P68"/>
      <text:p text:style-name="P72">Response </text:p>
      <text:p text:style-name="P72"/>
      <text:p text:style-name="P72">{</text:p>
      <text:p text:style-name="P72"><text:s text:c="2"/>"email": "ali@gmail.com",</text:p>
      <text:p text:style-name="P72"><text:s text:c="2"/>"first_name": "ali",</text:p>
      <text:p text:style-name="P72"><text:s text:c="2"/>"last_name": "umar"</text:p>
      <text:p text:style-name="P72">}</text:p>
      <text:p text:style-name="P68"/>
      <text:p text:style-name="P68"/>
      <text:p text:style-name="P68"/>
      <text:list xml:id="list794707928" text:style-name="L1">
        <text:list-item>
          <text:p text:style-name="P111"><text:s text:c="3"/>PRODUCT Api</text:p>
        </text:list-item>
      </text:list>
      <text:p text:style-name="P68"/>
      <text:p text:style-name="P69">==========================</text:p>
      <text:p text:style-name="P68"/>
      <text:p text:style-name="P71"><text:s text:c="3"/><text:span text:style-name="T36">1</text:span></text:p>
      <text:p text:style-name="P29"><text:s text:c="4"/><text:span text:style-name="T31">add category</text:span></text:p>
      <text:p text:style-name="P28"><text:s text:c="6"/>POST</text:p>
      <text:p text:style-name="P28"><text:s text:c="5"/></text:p>
      <text:p text:style-name="P50"><text:span text:style-name="T12"><text:s text:c="5"/></text:span><text:span text:style-name="T14">end point = “</text:span><text:span text:style-name="T34">addC</text:span><text:span text:style-name="T33">ategor</text:span><text:span text:style-name="T34">y</text:span><text:span text:style-name="T33">/</text:span><text:span text:style-name="T14">”</text:span></text:p>
      <text:p text:style-name="P29"/>
      <text:p text:style-name="P50"><text:span text:style-name="T14"><text:s text:c="5"/></text:span><text:span text:style-name="T15">request header</text:span></text:p>
      <text:p text:style-name="P33"><text:s text:c="11"/>{</text:p>
      <text:p text:style-name="P52"><text:span text:style-name="T13"><text:s text:c="14"/>Authorization: “token ------- </text:span><text:span text:style-name="T17">just admin token</text:span><text:span text:style-name="T13">”</text:span></text:p>
      <text:p text:style-name="P34"><text:s text:c="11"/>}</text:p>
      <text:p text:style-name="P33"/>
      <text:p text:style-name="P51"><text:span text:style-name="T14"><text:s text:c="4"/>re</text:span><text:span text:style-name="T15">quest_body</text:span><text:span text:style-name="T14"> <text:s text:c="3"/></text:span><text:span text:style-name="T15">(required)</text:span></text:p>
      <text:p text:style-name="P30"/>
      <text:p text:style-name="P30"><text:tab/>{</text:p>
      <text:p text:style-name="P30"><text:soft-page-break/><text:s text:c="12"/>"category_name":"Burger"</text:p>
      <text:p text:style-name="P30"><text:s text:c="6"/>}</text:p>
      <text:p text:style-name="P30"><text:s text:c="2"/></text:p>
      <text:p text:style-name="P51"><text:span text:style-name="T14"><text:s text:c="4"/></text:span><text:span text:style-name="T15">response body</text:span></text:p>
      <text:p text:style-name="P34"><text:s text:c="14"/>{</text:p>
      <text:p text:style-name="P34"><text:s text:c="17"/>"response": "category added successfully",</text:p>
      <text:p text:style-name="P34"><text:s text:c="19"/>"category_id": 3</text:p>
      <text:p text:style-name="P34"><text:s text:c="14"/>}</text:p>
      <text:p text:style-name="P29"><text:s text:c="5"/><text:span text:style-name="T31"><text:s text:c="5"/></text:span></text:p>
      <text:p text:style-name="P28"><text:s text:c="5"/></text:p>
      <text:p text:style-name="P6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2</text:p>
      <text:p text:style-name="P20">get categories list</text:p>
      <text:p text:style-name="P20"><text:s/>GET</text:p>
      <text:p text:style-name="P13"><text:span text:style-name="T19"><text:s/></text:span><text:span text:style-name="T25"><text:s/>end point = “</text:span><text:span text:style-name="T32">categories/</text:span><text:span text:style-name="T25">”</text:span></text:p>
      <text:p text:style-name="P44"><text:s text:c="2"/></text:p>
      <text:p text:style-name="P44"><text:s text:c="2"/>response </text:p>
      <text:p text:style-name="P44"><text:s text:c="10"/>[</text:p>
      <text:p text:style-name="P44"><text:s text:c="2"/>{</text:p>
      <text:p text:style-name="P44"><text:s text:c="4"/>"id": 1,</text:p>
      <text:p text:style-name="P44"><text:s text:c="4"/>"category_name": "Piza"</text:p>
      <text:p text:style-name="P44"><text:s text:c="2"/>},</text:p>
      <text:p text:style-name="P44"><text:s text:c="2"/>{</text:p>
      <text:p text:style-name="P44"><text:s text:c="4"/>"id": 2,</text:p>
      <text:p text:style-name="P44"><text:s text:c="4"/>"category_name": "piza"</text:p>
      <text:p text:style-name="P44"><text:s text:c="2"/>},</text:p>
      <text:p text:style-name="P44">]</text:p>
      <text:p text:style-name="P44"/>
      <text:p text:style-name="P44"/>
      <text:p text:style-name="P20"><text:soft-page-break/>3</text:p>
      <text:p text:style-name="P20">update category</text:p>
      <text:p text:style-name="P14"><text:span text:style-name="T21"><text:s text:c="2"/></text:span><text:span text:style-name="T22">PATCH</text:span></text:p>
      <text:p text:style-name="P16"><text:span text:style-name="T26"><text:s text:c="2"/>end point = “</text:span><text:span text:style-name="T28">category/id</text:span><text:span text:style-name="T26">” </text:span></text:p>
      <text:p text:style-name="P17"><text:span text:style-name="T26"><text:s text:c="2"/></text:span><text:span text:style-name="T20">like</text:span><text:span text:style-name="T27"> <text:s/></text:span><text:span text:style-name="T28">product/category/</text:span><text:span text:style-name="T29">1</text:span></text:p>
      <text:p text:style-name="P44"><text:s text:c="2"/></text:p>
      <text:p text:style-name="P44"><text:s text:c="2"/></text:p>
      <text:p text:style-name="P35">request header</text:p>
      <text:p text:style-name="P35"><text:s text:c="11"/>{</text:p>
      <text:p text:style-name="P53"><text:span text:style-name="T13"><text:s text:c="14"/>Authorization: “token ------- </text:span><text:span text:style-name="T16">just admin</text:span><text:span text:style-name="T13">”</text:span></text:p>
      <text:p text:style-name="P35"><text:s text:c="11"/>}</text:p>
      <text:p text:style-name="P35"/>
      <text:p text:style-name="P57"><text:span text:style-name="T14"><text:s text:c="4"/>re</text:span><text:span text:style-name="T15">quest_body</text:span><text:span text:style-name="T14"> <text:s/></text:span></text:p>
      <text:p text:style-name="P31"/>
      <text:p text:style-name="P31"><text:tab/>{</text:p>
      <text:p text:style-name="P31"><text:s text:c="12"/>"category_name":"Burger"</text:p>
      <text:p text:style-name="P31"><text:s text:c="6"/>}</text:p>
      <text:p text:style-name="P31"/>
      <text:p text:style-name="P48"><text:span text:style-name="T38">r</text:span><text:span text:style-name="T37">esponse </text:span></text:p>
      <text:p text:style-name="P39"><text:s text:c="4"/>{</text:p>
      <text:p text:style-name="P39"><text:s text:c="2"/>"response": "updated sucessfully",</text:p>
      <text:p text:style-name="P39"><text:s text:c="2"/>"category_id": 1</text:p>
      <text:p text:style-name="P39">}</text:p>
      <text:p text:style-name="P39"/>
      <text:p text:style-name="P23">4</text:p>
      <text:p text:style-name="P15"><text:span text:style-name="T23">Delete</text:span><text:span text:style-name="T21"> category</text:span></text:p>
      <text:p text:style-name="P15"><text:span text:style-name="T21"><text:s text:c="2"/></text:span><text:span text:style-name="T23">delete</text:span></text:p>
      <text:p text:style-name="P17"><text:span text:style-name="T26"><text:s text:c="2"/>end point = “</text:span><text:span text:style-name="T28">category/id</text:span><text:span text:style-name="T26">” </text:span></text:p>
      <text:p text:style-name="P17"><text:span text:style-name="T26"><text:s text:c="2"/></text:span><text:span text:style-name="T20">like</text:span><text:span text:style-name="T27"> <text:s/></text:span><text:span text:style-name="T28">category/</text:span><text:span text:style-name="T29">1</text:span></text:p>
      <text:p text:style-name="P45"><text:s text:c="2"/></text:p>
      <text:p text:style-name="P45"><text:s text:c="2"/></text:p>
      <text:p text:style-name="P36">request header</text:p>
      <text:p text:style-name="P36"><text:s text:c="11"/>{</text:p>
      <text:p text:style-name="P54"><text:span text:style-name="T13"><text:s text:c="14"/>Authorization: “token ------- </text:span><text:span text:style-name="T16">just admin</text:span><text:span text:style-name="T13">”</text:span></text:p>
      <text:p text:style-name="P36"><text:s text:c="11"/>}</text:p>
      <text:p text:style-name="P36"/>
      <text:p text:style-name="P58"><text:span text:style-name="T14"><text:s text:c="4"/>re</text:span><text:span text:style-name="T15">quest_body</text:span><text:span text:style-name="T14"> <text:s text:c="3"/></text:span></text:p>
      <text:p text:style-name="P32"/>
      <text:p text:style-name="P58"><text:span text:style-name="T17"><text:s text:c="5"/>{</text:span><text:span text:style-name="T14"> <text:s text:c="6"/></text:span></text:p>
      <text:p text:style-name="P32"><text:s text:c="6"/>}</text:p>
      <text:p text:style-name="P32"/>
      <text:p text:style-name="P48"><text:soft-page-break/><text:span text:style-name="T38">r</text:span><text:span text:style-name="T37">esponse </text:span></text:p>
      <text:p text:style-name="P39"><text:s text:c="4"/>{</text:p>
      <text:p text:style-name="P39"><text:s text:c="2"/>"response": "category delete successfully",</text:p>
      <text:p text:style-name="P39"><text:s text:c="2"/>"category_id": 3</text:p>
      <text:p text:style-name="P39">}</text:p>
      <text:p text:style-name="P39"/>
      <text:p text:style-name="P40">============================= end category</text:p>
      <text:p text:style-name="P22"/>
      <text:p text:style-name="P21"/>
      <text:p text:style-name="P21"/>
      <text:p text:style-name="P21">add product</text:p>
      <text:p text:style-name="P21"/>
      <text:p text:style-name="P21">POST</text:p>
      <text:p text:style-name="P21"/>
      <text:p text:style-name="P41">endpoint = “addProduct/”</text:p>
      <text:p text:style-name="P41"/>
      <text:p text:style-name="P42">request header <text:span text:style-name="T41">= </text:span><text:span text:style-name="T39">{</text:span></text:p>
      <text:p text:style-name="P55"><text:span text:style-name="T13"><text:s text:c="14"/>Authorization: “token ------- </text:span><text:span text:style-name="T16">just admin</text:span><text:span text:style-name="T13">”</text:span></text:p>
      <text:p text:style-name="P37"><text:s text:c="11"/>}</text:p>
      <text:p text:style-name="P41"/>
      <text:p text:style-name="P41">request body</text:p>
      <text:p text:style-name="P41"/>
      <text:p text:style-name="P41">{</text:p>
      <text:p text:style-name="P41"><text:s text:c="2"/>"product_name": [</text:p>
      <text:p text:style-name="P41"><text:s text:c="4"/>"This field is required."</text:p>
      <text:p text:style-name="P41"><text:s text:c="2"/>],</text:p>
      <text:p text:style-name="P41"><text:s text:c="2"/>"price": [</text:p>
      <text:p text:style-name="P41"><text:s text:c="4"/>"This field is required."</text:p>
      <text:p text:style-name="P41"><text:s text:c="2"/>],</text:p>
      <text:p text:style-name="P41"><text:s text:c="2"/>"description": [</text:p>
      <text:p text:style-name="P41"><text:s text:c="4"/>"This field is required."</text:p>
      <text:p text:style-name="P41"><text:s text:c="2"/>],</text:p>
      <text:p text:style-name="P41"><text:s text:c="2"/>"image": [</text:p>
      <text:p text:style-name="P41"><text:s text:c="4"/>"No file was submitted."</text:p>
      <text:p text:style-name="P41"><text:s text:c="2"/>],</text:p>
      <text:p text:style-name="P41"><text:s text:c="2"/>"category": [</text:p>
      <text:p text:style-name="P41"><text:s text:c="4"/>"This field is required."</text:p>
      <text:p text:style-name="P41"><text:s text:c="2"/>]</text:p>
      <text:p text:style-name="P41">}</text:p>
      <text:p text:style-name="P41"/>
      <text:p text:style-name="P47"/>
      <text:p text:style-name="P47"><text:soft-page-break/>response </text:p>
      <text:p text:style-name="P47"><text:s text:c="3"/>{</text:p>
      <text:p text:style-name="P47"><text:s text:c="2"/>"response": "product added successfully",</text:p>
      <text:p text:style-name="P47"><text:s text:c="2"/>"product_id": 3</text:p>
      <text:p text:style-name="P47">}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4">All Products</text:p>
      <text:p text:style-name="P24">GET</text:p>
      <text:p text:style-name="P24"/>
      <text:p text:style-name="P59"><text:span text:style-name="T24">endpoint = </text:span><text:span text:style-name="T33">/products</text:span></text:p>
      <text:p text:style-name="P102"/>
      <text:p text:style-name="P103">response</text:p>
      <text:p text:style-name="P103">[</text:p>
      <text:p text:style-name="P103"><text:s text:c="2"/>{</text:p>
      <text:p text:style-name="P103"><text:s text:c="4"/>"id": 1,</text:p>
      <text:p text:style-name="P103"><text:s text:c="4"/>"product_name": "Burger",</text:p>
      <text:p text:style-name="P103"><text:s text:c="4"/>"qty": 0,</text:p>
      <text:p text:style-name="P103"><text:s text:c="4"/>"price": "1000.000",</text:p>
      <text:p text:style-name="P103"><text:s text:c="4"/>"description": "kuch wi nahi",</text:p>
      <text:p text:style-name="P103"><text:s text:c="4"/>"image": "/https%3A/foodapp-bucket123.s3.ap-south-1.amazonaws.com/images/Burger/download.png",</text:p>
      <text:p text:style-name="P103"><text:s text:c="4"/>"category": 1</text:p>
      <text:p text:style-name="P103"><text:s text:c="2"/>},</text:p>
      <text:p text:style-name="P103"><text:s text:c="2"/>{</text:p>
      <text:p text:style-name="P103"><text:s text:c="4"/>"id": 2,</text:p>
      <text:p text:style-name="P103"><text:s text:c="4"/>"product_name": "FAJITA",</text:p>
      <text:p text:style-name="P103"><text:s text:c="4"/>"qty": 0,</text:p>
      <text:p text:style-name="P103"><text:s text:c="4"/>"price": "1000.000",</text:p>
      <text:p text:style-name="P103"><text:s text:c="4"/>"description": "kuch wi nahi",</text:p>
      <text:p text:style-name="P103"><text:s text:c="4"/>"image": "/https%3A/foodapp-bucket123.s3.ap-south-1.amazonaws.com/images/FAJITA/download.png",</text:p>
      <text:p text:style-name="P103"><text:s text:c="4"/>"category": 1</text:p>
      <text:p text:style-name="P103"><text:s text:c="2"/>}</text:p>
      <text:p text:style-name="P103"><text:soft-page-break/>]</text:p>
      <text:p text:style-name="P103"/>
      <text:p text:style-name="P41"/>
      <text:p text:style-name="P41"/>
      <text:p text:style-name="P41"/>
      <text:p text:style-name="P41"/>
      <text:p text:style-name="P26"/>
      <text:p text:style-name="P84"><text:span text:style-name="T46">UPDATE</text:span> Product</text:p>
      <text:p text:style-name="P86">PATCH</text:p>
      <text:p text:style-name="P84"/>
      <text:p text:style-name="P116"><text:span text:style-name="T8">endPoint = </text:span><text:span text:style-name="T9">product/1/</text:span></text:p>
      <text:p text:style-name="P96"/>
      <text:p text:style-name="P93">request header <text:span text:style-name="T41">= </text:span><text:span text:style-name="T39">{</text:span></text:p>
      <text:p text:style-name="P107"><text:span text:style-name="T13"><text:s text:c="14"/>Authorization: “token ------- </text:span><text:span text:style-name="T16">just admin</text:span><text:span text:style-name="T13">”</text:span></text:p>
      <text:p text:style-name="P97"><text:s text:c="11"/>}</text:p>
      <text:p text:style-name="P97"/>
      <text:p text:style-name="P97"/>
      <text:p text:style-name="P99">request body {</text:p>
      <text:p text:style-name="P99"/>
      <text:p text:style-name="P99"><text:s text:c="3"/>it is partial update which vlaue you give it only will be <text:s text:c="6"/>changed not others</text:p>
      <text:p text:style-name="P99">}</text:p>
      <text:p text:style-name="P97"/>
      <text:p text:style-name="P81"/>
      <text:p text:style-name="P85">response</text:p>
      <text:p text:style-name="P91">{</text:p>
      <text:p text:style-name="P91"><text:s text:c="2"/>"response": "product updated successfully",</text:p>
      <text:p text:style-name="P91"><text:s text:c="2"/>"product_id": 1,</text:p>
      <text:p text:style-name="P91"><text:s text:c="2"/>"url": "https://foodapp-bucket123.s3.ap-south-1.amazonaws.com/images/FAJITA22/download.png"</text:p>
      <text:p text:style-name="P91">}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elete Product</text:p>
      <text:p text:style-name="P26">Delete</text:p>
      <text:p text:style-name="P26"/>
      <text:p text:style-name="P77"><text:span text:style-name="T8">endPoint = </text:span><text:span text:style-name="T44">deleteProduct/</text:span><text:span text:style-name="T45">1</text:span></text:p>
      <text:p text:style-name="P47"/>
      <text:p text:style-name="P43">request header <text:span text:style-name="T41">= </text:span><text:span text:style-name="T39">{</text:span></text:p>
      <text:p text:style-name="P56"><text:span text:style-name="T13"><text:s text:c="14"/>Authorization: “token ------- </text:span><text:span text:style-name="T16">just admin</text:span><text:span text:style-name="T13">”</text:span></text:p>
      <text:p text:style-name="P38"><text:s text:c="11"/>}</text:p>
      <text:p text:style-name="P38"/>
      <text:p text:style-name="P25"/>
      <text:p text:style-name="P27">response</text:p>
      <text:p text:style-name="P46">{</text:p>
      <text:p text:style-name="P46"><text:s text:c="2"/>"response": "product deleted successfully"</text:p>
      <text:p text:style-name="P46">}</text:p>
      <text:p text:style-name="P25"/>
      <text:p text:style-name="P25"/>
      <text:p text:style-name="P25">Products <text:span text:style-name="T41">By Category</text:span></text:p>
      <text:p text:style-name="P26">GET</text:p>
      <text:p text:style-name="P26"/>
      <text:p text:style-name="P26"/>
      <text:p text:style-name="P47">query based api</text:p>
      <text:p text:style-name="P47">endpoint= <text:span text:style-name="T42"><text:s/></text:span><text:span text:style-name="T43">products?category=</text:span><text:span text:style-name="T42">1</text:span></text:p>
      <text:p text:style-name="P88"/>
      <text:p text:style-name="P47"><text:span text:style-name="T43">r</text:span><text:span text:style-name="T42">esponse</text:span></text:p>
      <text:p text:style-name="P89"><text:s text:c="2"/></text:p>
      <text:p text:style-name="P104">[</text:p>
      <text:p text:style-name="P104"><text:s text:c="2"/>{</text:p>
      <text:p text:style-name="P104"><text:s text:c="4"/>"id": 1,</text:p>
      <text:p text:style-name="P104"><text:s text:c="4"/>"product_name": "Fajita Piza",</text:p>
      <text:p text:style-name="P104"><text:s text:c="4"/>"qty": 0,</text:p>
      <text:p text:style-name="P104"><text:s text:c="4"/>"manufacture_date": null,</text:p>
      <text:p text:style-name="P104"><text:s text:c="4"/>"image": "/media/productImages/download.png",</text:p>
      <text:p text:style-name="P104"><text:s text:c="4"/>"category": 1</text:p>
      <text:p text:style-name="P104"><text:soft-page-break/><text:s text:c="2"/>},</text:p>
      <text:p text:style-name="P104"><text:s text:c="2"/>{</text:p>
      <text:p text:style-name="P104"><text:s text:c="4"/>"id": 2,</text:p>
      <text:p text:style-name="P104"><text:s text:c="4"/>"product_name": "roza Piza",</text:p>
      <text:p text:style-name="P104"><text:s text:c="4"/>"qty": 0,</text:p>
      <text:p text:style-name="P104"><text:s text:c="4"/>"manufacture_date": null,</text:p>
      <text:p text:style-name="P104"><text:s text:c="4"/>"image": "/media/productImages/download_XckmheH.png",</text:p>
      <text:p text:style-name="P104"><text:s text:c="4"/>"category": 1</text:p>
      <text:p text:style-name="P104"><text:s text:c="2"/>}</text:p>
      <text:p text:style-name="P46">]</text:p>
      <text:p text:style-name="P41"/>
      <text:p text:style-name="P41"/>
      <text:p text:style-name="P82"/>
      <text:p text:style-name="P24"/>
      <text:p text:style-name="P61">Filter Product By Name Api</text:p>
      <text:p text:style-name="P24">GET</text:p>
      <text:p text:style-name="P24"/>
      <text:p text:style-name="P24"/>
      <text:p text:style-name="P24">query based api</text:p>
      <text:p text:style-name="P90"/>
      <text:p text:style-name="P59"><text:span text:style-name="T24">endpoint = </text:span><text:span text:style-name="T35">products?</text:span><text:span text:style-name="T40">productName=Fajita piza</text:span></text:p>
      <text:p text:style-name="P105"/>
      <text:p text:style-name="P105"/>
      <text:p text:style-name="P106">response </text:p>
      <text:p text:style-name="P106"><text:s/></text:p>
      <text:p text:style-name="P106">[</text:p>
      <text:p text:style-name="P106"><text:s text:c="2"/>{</text:p>
      <text:p text:style-name="P106"><text:s text:c="4"/>"id": 1,</text:p>
      <text:p text:style-name="P106"><text:s text:c="4"/>"product_name": "Fajita Piza",</text:p>
      <text:p text:style-name="P106"><text:s text:c="4"/>"qty": 0,</text:p>
      <text:p text:style-name="P106"><text:s text:c="4"/>"manufacture_date": null,</text:p>
      <text:p text:style-name="P106"><text:s text:c="4"/>"image": "/media/productImages/download.png",</text:p>
      <text:p text:style-name="P106"><text:s text:c="4"/>"category": 1</text:p>
      <text:p text:style-name="P106"><text:s text:c="2"/>}</text:p>
      <text:p text:style-name="P106">]</text:p>
      <text:p text:style-name="P40"/>
      <text:p text:style-name="P40"/>
      <text:p text:style-name="P40"/>
      <text:p text:style-name="P40"/>
      <text:p text:style-name="P40"/>
      <text:p text:style-name="P40"/>
      <text:p text:style-name="P115"><text:soft-page-break/>FAVOURITE PRODUCT</text:p>
      <text:p text:style-name="P87"/>
      <text:p text:style-name="P87">add product into favourite</text:p>
      <text:p text:style-name="P100"><text:s/>POST</text:p>
      <text:p text:style-name="P109"><text:span text:style-name="T18">endpoint = </text:span><text:span text:style-name="T47">favouriteProduct/</text:span></text:p>
      <text:p text:style-name="P109"><text:span text:style-name="T47"/></text:p>
      <text:p text:style-name="P109"><text:span text:style-name="T47"/></text:p>
      <text:p text:style-name="P94">request header <text:span text:style-name="T41">= </text:span><text:span text:style-name="T39">{</text:span></text:p>
      <text:p text:style-name="P108"><text:span text:style-name="T13"><text:s text:c="14"/>Authorization: “token ------- ”</text:span></text:p>
      <text:p text:style-name="P98"><text:span text:style-name="T47"><text:s text:c="11"/>}</text:span></text:p>
      <text:p text:style-name="P98"><text:span text:style-name="T47"/></text:p>
      <text:p text:style-name="P114"><text:s/></text:p>
      <text:p text:style-name="P112">Request Body</text:p>
      <text:p text:style-name="P112"/>
      <text:p text:style-name="P112">{</text:p>
      <text:p text:style-name="P112"><text:s text:c="2"/></text:p>
      <text:p text:style-name="P112"><text:s text:c="2"/>"user":1,</text:p>
      <text:p text:style-name="P112"><text:s text:c="2"/>"product":1</text:p>
      <text:p text:style-name="P112">}</text:p>
      <text:p text:style-name="P112"/>
      <text:p text:style-name="P112"/>
      <text:p text:style-name="P112"/>
      <text:p text:style-name="P112"/>
      <text:p text:style-name="P113">GET FAVOURITE PRODUCTS </text:p>
      <text:p text:style-name="P113"/>
      <text:p text:style-name="P112">GET</text:p>
      <text:p text:style-name="P112"/>
      <text:p text:style-name="P112">endpoint = <text:span text:style-name="T49">favouriteProduct</text:span></text:p>
      <text:p text:style-name="P112"/>
      <text:p text:style-name="P112"/>
      <text:p text:style-name="P112"/>
      <text:p text:style-name="P112"/>
      <text:p text:style-name="P112"/>
      <text:p text:style-name="P94">request header <text:span text:style-name="T41">= </text:span><text:span text:style-name="T39">{</text:span></text:p>
      <text:p text:style-name="P108"><text:span text:style-name="T13"><text:s text:c="14"/>Authorization: “token ------- ”</text:span></text:p>
      <text:p text:style-name="P98"><text:span text:style-name="T47"><text:s text:c="11"/>}</text:span></text:p>
      <text:p text:style-name="P112"/>
      <text:p text:style-name="P112"/>
      <text:p text:style-name="P112"/>
      <text:p text:style-name="P112"><text:soft-page-break/></text:p>
      <text:p text:style-name="P112"/>
      <text:p text:style-name="P112"/>
      <text:p text:style-name="P112">RESPONSE </text:p>
      <text:p text:style-name="P112"/>
      <text:p text:style-name="P112">[</text:p>
      <text:p text:style-name="P112"><text:s text:c="2"/>{</text:p>
      <text:p text:style-name="P112"><text:s text:c="4"/>"id": 1,</text:p>
      <text:p text:style-name="P112"><text:s text:c="4"/>"user": {</text:p>
      <text:p text:style-name="P112"><text:s text:c="6"/>"email": "ali@gmail.com",</text:p>
      <text:p text:style-name="P112"><text:s text:c="6"/>"password": "pbkdf2_sha256$390000$OGJH97mNWlNllResNgZhmv$cOJfGEg/eZavPR0MvvTKEbSNTtCkx7+VPLsO7Lj+cf4="</text:p>
      <text:p text:style-name="P112"><text:s text:c="4"/>},</text:p>
      <text:p text:style-name="P112"><text:s text:c="4"/>"product": {</text:p>
      <text:p text:style-name="P112"><text:s text:c="6"/>"id": 1,</text:p>
      <text:p text:style-name="P112"><text:s text:c="6"/>"product_name": "FAJITA22",</text:p>
      <text:p text:style-name="P112"><text:s text:c="6"/>"qty": 0,</text:p>
      <text:p text:style-name="P112"><text:s text:c="6"/>"price": "1000.000",</text:p>
      <text:p text:style-name="P112"><text:s text:c="6"/>"description": "kuch wi nahi",</text:p>
      <text:p text:style-name="P112"><text:s text:c="6"/>"image": "/https%3A/foodapp-bucket123.s3.ap-south-1.amazonaws.com/images/FAJITA22/download.png",</text:p>
      <text:p text:style-name="P112"><text:s text:c="6"/>"category": 1</text:p>
      <text:p text:style-name="P112"><text:s text:c="4"/>}</text:p>
      <text:p text:style-name="P112"><text:s text:c="2"/>}</text:p>
      <text:p text:style-name="P112">]</text:p>
      <text:p text:style-name="P112"/>
      <text:p text:style-name="P112"/>
      <text:p text:style-name="P112"/>
      <text:p text:style-name="P113">DELETE FAVOURITE PRODUCTS</text:p>
      <text:p text:style-name="P113"/>
      <text:p text:style-name="P110"><text:span text:style-name="T18">endpoint = </text:span><text:span text:style-name="T47">favouriteProduct/</text:span><text:span text:style-name="T48">id</text:span></text:p>
      <text:p text:style-name="P110"><text:span text:style-name="T47"/></text:p>
      <text:p text:style-name="P110"><text:span text:style-name="T47"/></text:p>
      <text:p text:style-name="P94">request header <text:span text:style-name="T41">= </text:span><text:span text:style-name="T39">{</text:span></text:p>
      <text:p text:style-name="P108"><text:span text:style-name="T13"><text:s text:c="14"/>Authorization: “token ------- ”</text:span></text:p>
      <text:p text:style-name="P98"><text:span text:style-name="T47"><text:s text:c="11"/>}</text:span></text:p>
      <text:p text:style-name="P98"><text:span text:style-name="T47"/></text:p>
      <text:p text:style-name="P98"><text:span text:style-name="T47"/></text:p>
      <text:p text:style-name="P98"><text:soft-page-break/><text:span text:style-name="T48">Response </text:span></text:p>
      <text:p text:style-name="P98"><text:span text:style-name="T47">{</text:span></text:p>
      <text:p text:style-name="P98"><text:span text:style-name="T47"><text:s text:c="2"/>"response": "deleted successfully"</text:span></text:p>
      <text:p text:style-name="P98"><text:span text:style-name="T47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2:28:29.451575085</meta:creation-date>
    <dc:date>2023-03-29T22:45:15.963559508</dc:date>
    <meta:editing-duration>PT11H57M56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3" meta:paragraph-count="301" meta:word-count="584" meta:character-count="5398" meta:non-whitespace-character-count="4196"/>
  </office:meta>
</office:document-meta>
</file>